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uprum-Regular" svg:font-family="Cuprum-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560" officeooo:paragraph-rsid="0003d560"/>
    </style:style>
    <style:style style:name="P2" style:family="paragraph" style:parent-style-name="Standard">
      <style:text-properties officeooo:rsid="00057b82" officeooo:paragraph-rsid="00057b82"/>
    </style:style>
    <style:style style:name="P3" style:family="paragraph" style:parent-style-name="Standard">
      <style:text-properties officeooo:rsid="00080f5a" officeooo:paragraph-rsid="00080f5a"/>
    </style:style>
    <style:style style:name="P4" style:family="paragraph" style:parent-style-name="Standard">
      <style:text-properties officeooo:rsid="0009be1c" officeooo:paragraph-rsid="0009be1c"/>
    </style:style>
    <style:style style:name="P5" style:family="paragraph" style:parent-style-name="Standard">
      <style:text-properties style:text-position="0% 100%" officeooo:rsid="0003d560" officeooo:paragraph-rsid="0003d560"/>
    </style:style>
    <style:style style:name="P6" style:family="paragraph" style:parent-style-name="Standard">
      <style:text-properties style:text-position="0% 100%" officeooo:rsid="00057b82" officeooo:paragraph-rsid="00057b82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1c141" officeooo:paragraph-rsid="0011c14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1c141" officeooo:paragraph-rsid="001336f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style:text-position="0% 100%" officeooo:rsid="0009e15e" officeooo:paragraph-rsid="0009be1c"/>
    </style:style>
    <style:style style:name="P16" style:family="paragraph" style:parent-style-name="Standard">
      <style:text-properties style:text-position="0% 100%" fo:font-size="16pt" fo:font-weight="bold" officeooo:rsid="0009e15e" officeooo:paragraph-rsid="0009be1c" style:font-size-asian="16pt" style:font-weight-asian="bold" style:font-size-complex="16pt" style:font-weight-complex="bold"/>
    </style:style>
    <style:style style:name="P17" style:family="paragraph" style:parent-style-name="Standard">
      <style:text-properties style:text-position="0% 100%"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18" style:family="paragraph" style:parent-style-name="Standard">
      <style:text-properties style:text-position="0% 100%" fo:font-size="12pt" fo:font-weight="normal" officeooo:rsid="000eaf9e" officeooo:paragraph-rsid="000eaf9e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text-position="0% 100%" style:font-name="Liberation Serif" fo:font-size="12pt" fo:font-weight="normal" officeooo:rsid="0011c141" officeooo:paragraph-rsid="0011c141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position="0% 100%" style:font-name="Liberation Serif" fo:font-size="12pt" fo:font-weight="normal" officeooo:rsid="0011c141" officeooo:paragraph-rsid="001270b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8ade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a14b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2de47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301c4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b3607" officeooo:paragraph-rsid="002b360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de47d" officeooo:paragraph-rsid="002de47d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text-position="0% 100%" style:font-name="Liberation Serif" fo:font-size="12pt" fo:font-weight="bold" officeooo:rsid="001d20f3" officeooo:paragraph-rsid="001d20f3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3pt" fo:font-weight="bold" officeooo:rsid="0011c141" officeooo:paragraph-rsid="0011c141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2bf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2bfb"/>
    </style:style>
    <style:style style:name="T5" style:family="text">
      <style:text-properties style:text-position="0% 100%" officeooo:rsid="0009be1c"/>
    </style:style>
    <style:style style:name="T6" style:family="text">
      <style:text-properties style:text-position="0% 100%" officeooo:rsid="0009e15e"/>
    </style:style>
    <style:style style:name="T7" style:family="text">
      <style:text-properties style:text-position="0% 100%" officeooo:rsid="000d75f1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font-name="Liberation Serif"/>
    </style:style>
    <style:style style:name="T10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text-position="0% 100%" style:font-name="Liberation Serif" fo:font-size="12pt" fo:font-weight="normal" officeooo:rsid="0013e36f" style:font-size-asian="10.5pt" style:font-weight-asian="normal" style:font-size-complex="12pt" style:font-weight-complex="normal"/>
    </style:style>
    <style:style style:name="T12" style:family="text">
      <style:text-properties style:text-position="0% 100%" style:font-name="Liberation Serif" fo:font-size="12pt" fo:font-weight="normal" officeooo:rsid="0014a83d" style:font-size-asian="10.5pt" style:font-weight-asian="normal" style:font-size-complex="12pt" style:font-weight-complex="normal"/>
    </style:style>
    <style:style style:name="T13" style:family="text">
      <style:text-properties style:text-position="0% 100%" style:font-name="Liberation Serif" fo:font-size="12pt" fo:font-weight="normal" officeooo:rsid="00169a26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18a179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Liberation Serif" fo:font-size="12pt" fo:font-weight="normal" officeooo:rsid="0019d8f1" style:font-size-asian="10.5pt" style:font-weight-asian="normal" style:font-size-complex="12pt" style:font-weight-complex="normal"/>
    </style:style>
    <style:style style:name="T16" style:family="text">
      <style:text-properties officeooo:rsid="001e731d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1e731d"/>
    </style:style>
    <style:style style:name="T19" style:family="text">
      <style:text-properties style:text-position="sub 58%" officeooo:rsid="001f5afd"/>
    </style:style>
    <style:style style:name="T20" style:family="text">
      <style:text-properties style:text-position="sub 58%" officeooo:rsid="001fc0d2"/>
    </style:style>
    <style:style style:name="T21" style:family="text">
      <style:text-properties style:text-position="sub 58%" officeooo:rsid="002a14be"/>
    </style:style>
    <style:style style:name="T22" style:family="text">
      <style:text-properties style:text-position="sub 58%" officeooo:rsid="002b1bbc"/>
    </style:style>
    <style:style style:name="T23" style:family="text">
      <style:text-properties style:text-position="sub 58%" officeooo:rsid="002c5dfc"/>
    </style:style>
    <style:style style:name="T24" style:family="text">
      <style:text-properties style:text-position="sub 58%" officeooo:rsid="002de47d"/>
    </style:style>
    <style:style style:name="T25" style:family="text">
      <style:text-properties officeooo:rsid="001f5afd"/>
    </style:style>
    <style:style style:name="T26" style:family="text">
      <style:text-properties officeooo:rsid="001fc0d2"/>
    </style:style>
    <style:style style:name="T27" style:family="text">
      <style:text-properties officeooo:rsid="0028ade1"/>
    </style:style>
    <style:style style:name="T28" style:family="text">
      <style:text-properties officeooo:rsid="002a14be"/>
    </style:style>
    <style:style style:name="T29" style:family="text">
      <style:text-properties officeooo:rsid="002b1bbc"/>
    </style:style>
    <style:style style:name="T30" style:family="text">
      <style:text-properties officeooo:rsid="002c5dfc"/>
    </style:style>
    <style:style style:name="T31" style:family="text">
      <style:text-properties officeooo:rsid="002de47d"/>
    </style:style>
    <style:style style:name="T32" style:family="text">
      <style:text-properties officeooo:rsid="002ed2b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ЭЛЕМЕНТАРНАЯ МАТЕМАТИКА</text:p>
      <text:p text:style-name="P14">ПОВТОРИТЕЛЬНЫЙ КУРС</text:p>
      <text:p text:style-name="Standard"/>
      <text:p text:style-name="Standard"/>
      <text:p text:style-name="P8">ВВЕДЕНИЕ</text:p>
      <text:p text:style-name="Standard"/>
      <text:p text:style-name="P1">1<text:span text:style-name="T1">2</text:span><text:span text:style-name="T3"> + 2</text:span><text:span text:style-name="T1">2</text:span><text:span text:style-name="T3"> + … + n</text:span><text:span text:style-name="T1">2</text:span><text:span text:style-name="T3"> = </text:span><text:span text:style-name="T3"><draw:frame draw:style-name="fr1" draw:name="Object1" text:anchor-type="as-char" svg:y="-0.66cm" svg:width="2.87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Доказательство.</text:p>
      <text:p text:style-name="P5">1) При n = 1 формула сводится к</text:p>
      <text:p text:style-name="P1"><text:span text:style-name="T3">1</text:span><text:span text:style-name="T1">2</text:span><text:span text:style-name="T3"> = </text:span><text:span text:style-name="T3"><draw:frame draw:style-name="fr1" draw:name="Object2" text:anchor-type="as-char" svg:y="-0.66cm" svg:width="3.082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=</text:span><text:span text:style-name="T3"><draw:frame draw:style-name="fr1" draw:name="Object3" text:anchor-type="as-char" svg:y="-0.619cm" svg:width="1.48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= 1.</text:span></text:p>
      <text:p text:style-name="P5">2) Пусть при n = k формула верна:</text:p>
      <text:p text:style-name="P1"><text:span text:style-name="T3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= </text:span><text:span text:style-name="T3"><draw:frame draw:style-name="fr1" draw:name="Object4" text:anchor-type="as-char" svg:y="-0.66cm" svg:width="2.887cm" svg:height="1.03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text:tab/></text:span><text:span text:style-name="T5">(1)</text:span></text:p>
      <text:p text:style-name="P6">Положим n = k + 1. Находим</text:p>
      <text:p text:style-name="P2"><text:span text:style-name="T3">1</text:span><text:span text:style-name="T1">2</text:span><text:span text:style-name="T3"> + 2</text:span><text:span text:style-name="T1">2</text:span><text:span text:style-name="T3"> + … + (k</text:span><text:span text:style-name="T4">+</text:span><text:span text:style-name="T3">1)</text:span><text:span text:style-name="T2">2</text:span><text:span text:style-name="T3"> = </text:span><text:span text:style-name="T3"><draw:frame draw:style-name="fr1" draw:name="Object5" text:anchor-type="as-char" svg:y="-0.66cm" svg:width="5.272cm" svg:height="1.03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=</text:span><draw:frame draw:style-name="fr1" draw:name="Object6" text:anchor-type="as-char" svg:y="-0.66cm" svg:width="3.692cm" svg:height="1.03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">.<text:tab/></text:span><text:span text:style-name="T5">(2)</text:span></text:p>
      <text:p text:style-name="P3"><text:span text:style-name="T4">Левая сторона </text:span><text:span text:style-name="T5">(2) </text:span><text:span text:style-name="T4">может быть записана как</text:span></text:p>
      <text:p text:style-name="P3"><text:span text:style-name="T4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+ (k+1)</text:span><text:span text:style-name="T1">2</text:span><text:span text:style-name="T3">.</text:span></text:p>
      <text:p text:style-name="P3"><text:span text:style-name="T7">С учётом </text:span><text:span text:style-name="T5">(1) упрощаем к</text:span></text:p>
      <text:p text:style-name="P3"><text:span text:style-name="T3">(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) + (k+1)</text:span><text:span text:style-name="T1">2</text:span><text:span text:style-name="T3"> = </text:span><text:span text:style-name="T3"><draw:frame draw:style-name="fr1" draw:name="Object7" text:anchor-type="as-char" svg:y="-0.66cm" svg:width="2.887cm" svg:height="1.03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+ (k+1)</text:span><text:span text:style-name="T1">2</text:span><text:span text:style-name="T3"> = </text:span><text:span text:style-name="T3"><draw:frame draw:style-name="fr1" draw:name="Object8" text:anchor-type="as-char" svg:y="-0.711cm" svg:width="4.591cm" svg:height="1.08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=</text:span></text:p>
      <text:p text:style-name="P4"><text:span text:style-name="T3">=</text:span><text:span text:style-name="T3"><draw:frame draw:style-name="fr1" draw:name="Object9" text:anchor-type="as-char" svg:y="-0.66cm" svg:width="4.738cm" svg:height="1.03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= </text:span><text:span text:style-name="T3"><draw:frame draw:style-name="fr1" draw:name="Object10" text:anchor-type="as-char" svg:y="-0.711cm" svg:width="3.538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= </text:span><text:span text:style-name="T3"><draw:frame draw:style-name="fr1" draw:name="Object11" text:anchor-type="as-char" svg:y="-0.66cm" svg:width="3.692cm" svg:height="1.03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<text:p text:style-name="P4"><text:span text:style-name="T3">Так левая сторона (2) эквивалентна правой стороне (2). Это доказывает индуктивный шаг. Следовательно, по методу математической индукции данное утверждение верно для каждого натурального числа </text:span><text:span text:style-name="T6">n.</text:span></text:p>
      <text:p text:style-name="P15"/>
      <text:p text:style-name="P15"/>
      <text:p text:style-name="P16">Часть первая</text:p>
      <text:p text:style-name="P16">АРИФМЕТИКА, АЛГЕБРА И ЭЛЕМЕНТАРНЫЕ ФУНКЦИИ</text:p>
      <text:p text:style-name="P15"/>
      <text:p text:style-name="P15"/>
      <text:p text:style-name="P9"><text:span text:style-name="T6">Глава </text:span><text:span text:style-name="T3">I</text:span></text:p>
      <text:p text:style-name="P17">ДЕЙСТВИТЕЛЬНЫЕ И КОМПЛЕКСНЫЕ ЧИСЛА</text:p>
      <text:p text:style-name="P18"/>
      <text:p text:style-name="P18"/>
      <text:p text:style-name="P42"><text:span text:style-name="T8">§</text:span><text:span text:style-name="T9"> 1. Действительные числа. Координаты</text:span></text:p>
      <text:p text:style-name="P19"/>
      <text:p text:style-name="P41">2. Простые и составные числа. Признаки делимости.</text:p>
      <text:p text:style-name="P26"/>
      <text:p text:style-name="P20">Признак делимости на 5.</text:p>
      <text:p text:style-name="P20">На 5 делятся те и только те числа, запись которых заканчивается цифрой 0 или цифрой 5.</text:p>
      <text:p text:style-name="P19"/>
      <text:p text:style-name="P19">Доказательство.</text:p>
      <text:p text:style-name="P10"><text:span text:style-name="T15">1) </text:span><text:span text:style-name="T10">Числа заканчивающиеся на </text:span><text:span text:style-name="T12">0:</text:span></text:p>
      <text:p text:style-name="P13"><text:span text:style-name="T11">Все числа, заканчивающиеся на </text:span><text:span text:style-name="T12">0, могут быть выражены как 10n, где n - некоторые числа. Например, 30 может быть выражено как 10(3), а 120 может быть выражено как 10(12). </text:span><text:soft-page-break/><text:span text:style-name="T12">Теперь, так как 10 делится на 5, значит 10n делится на 5. Это означает, что все числа, заканчивающиеся на 0, делятся на 5.</text:span></text:p>
      <text:p text:style-name="P12"><text:span text:style-name="T15">2) </text:span><text:span text:style-name="T12">Числа заканчивающиеся на </text:span><text:span text:style-name="T13">5:</text:span></text:p>
      <text:p text:style-name="P21">Числа, заканчивающиеся на 5, могут быть выражены как 10n + 5. Например, 85 может быть выражено, как 10 (8) + 5, а 225 может быть выражено, как 22 (10) + 5. Сверху мы уже доказали, что все числа вида 10n делятся на 5, поэтому у нас осталось только 5. Теперь, так как 5 делится на 5, 10n + 5 делится на 5. На самом деле, мы легко можем видеть, что 10n делится на 5, потому что мы можем выделить 5, как в 10n + 5 = 5(2n + 1).</text:p>
      <text:p text:style-name="P22"/>
      <text:p text:style-name="P11"><text:span text:style-name="T15">3) </text:span><text:span text:style-name="T13">Как насчёт чисел, оканчивающихся на другие цифры?</text:span></text:p>
      <text:p text:style-name="P11"><text:span text:style-name="T13">Числа, оканчивающиеся на </text:span><text:span text:style-name="T14">1, 2, 3 и 4, могут быть выражены как</text:span></text:p>
      <text:p text:style-name="P23">10n + 1</text:p>
      <text:p text:style-name="P23">10n + 2</text:p>
      <text:p text:style-name="P23">10n + 3</text:p>
      <text:p text:style-name="P23">10n + 4</text:p>
      <text:p text:style-name="P24">Теперь мы знаем, что 10n делится на 5, поэтому мы можем его игнорировать. Это оставляет 1, 2, 3 и 4, которые не делятся на 5.</text:p>
      <text:p text:style-name="P24">Другие оставшиеся цифры — 6, 7, 8 и 9. Обратите внимание, что мы можем выделить 10n + 5, как показано в выражениях ниже. Поскольку 10n + 5 делится на 5, мы снова получаем 1, 2, 3 и 4, которые не делятся на 5.</text:p>
      <text:p text:style-name="P23">10n + 6 = (10n + 5) + 1</text:p>
      <text:p text:style-name="P23">10n + 7 = (10n + 5) + 2</text:p>
      <text:p text:style-name="P23">10n + 8 = (10n + 5) + 3</text:p>
      <text:p text:style-name="P23">10n + 9 = (10n + 5) + 4</text:p>
      <text:p text:style-name="P25">Это доказывает, что числа, заканчивающиеся на 6, 7, 8 и 9, не делятся на 5.</text:p>
      <text:p text:style-name="P25"/>
      <text:p text:style-name="P25">Итак, мы доказали, что число делится на 5, если оно заканчивается на 0 и заканчивается на 5.</text:p>
      <text:p text:style-name="P25"/>
      <text:p text:style-name="P25"/>
      <text:p text:style-name="P41">4. Целые числа. Рациональные числа.</text:p>
      <text:p text:style-name="P26"/>
      <text:p text:style-name="P26">Алгоритм Евклида.</text:p>
      <text:p text:style-name="P27">Пусть даны два натуральных числа <text:span text:style-name="T16">a и b &lt; a. Произведем деление a на b; если a разделится на <text:s/>b нацело, то b — н.о.д. чисел a, b. В противном случае получится некоторый остаток r</text:span><text:span text:style-name="T18">1</text:span><text:span text:style-name="T16"> &lt; b:</text:span></text:p>
      <text:p text:style-name="P28">a = bq<text:span text:style-name="T17">1</text:span> + r<text:span text:style-name="T17">1</text:span>. <text:s text:c="65"/><text:span text:style-name="T25">(4.2)</text:span></text:p>
      <text:p text:style-name="P29">Теперь будем делить <text:span text:style-name="T25">b на r</text:span><text:span text:style-name="T19">1</text:span><text:span text:style-name="T25">; если b разделится на r</text:span><text:span text:style-name="T19">1</text:span><text:span text:style-name="T25"> нацело, то r</text:span><text:span text:style-name="T19">1</text:span><text:span text:style-name="T25"> окажется общим делителем чисел a и b; действительно, в этом случае оба слагаемых правой части равенства (4.2) делятся на r</text:span><text:span text:style-name="T19">1</text:span><text:span text:style-name="T25"> нацело, значит, делится на r</text:span><text:span text:style-name="T19">1</text:span><text:span text:style-name="T25"> нацело и его левая часть a. То, что r</text:span><text:span text:style-name="T19">1</text:span><text:span text:style-name="T25"> явится именно наибольшим общим делителем a и b, также видно из (4.2): если d — какой-нибудь общий делитель чисел a, b, то он будет также делителем числа r</text:span><text:span text:style-name="T19">1</text:span><text:span text:style-name="T25">.</text:span></text:p>
      <text:p text:style-name="P29"><text:tab/>Если <text:span text:style-name="T25">b делится на r</text:span><text:span text:style-name="T19">1</text:span><text:span text:style-name="T25"> с остатком, то придем к равенству вида</text:span></text:p>
      <text:p text:style-name="P31">b = r<text:span text:style-name="T17">1</text:span>q<text:span text:style-name="T17">2</text:span> + r<text:span text:style-name="T17">2</text:span>, <text:s text:c="65"/>(4.3)</text:p>
      <text:p text:style-name="P32">где уже r<text:span text:style-name="T17">2</text:span> &lt; r<text:span text:style-name="T17">1</text:span>. После этого разделим r<text:span text:style-name="T17">2</text:span> на r<text:span text:style-name="T17">1</text:span>. Снова представляются две возможности: r<text:span text:style-name="T17">2</text:span> делится на r<text:span text:style-name="T17">1</text:span> нацело, или r<text:span text:style-name="T17">2</text:span> делится на <text:span text:style-name="T26">r</text:span><text:span text:style-name="T20">1</text:span><text:span text:style-name="T26"> с остатком. Если осуществится первая из этих возможностей, то r</text:span><text:span text:style-name="T20">2</text:span><text:span text:style-name="T26"> будет н.о.д. чисел a и b (это легко доказать, пользуясь равенствами (4.2), (4.3)).</text:span></text:p>
      <text:p text:style-name="P30"/>
      <text:p text:style-name="P30">Доказательство.</text:p>
      <text:p text:style-name="P30">Итак, пусть для двух не нулевых целых положительных чисел <text:span text:style-name="T27">a и b справедлив ряд равенств</text:span></text:p>
      <text:p text:style-name="P35"><text:span text:style-name="T16">a = bq</text:span><text:span text:style-name="T18">1</text:span><text:span text:style-name="T16"> + r</text:span><text:span text:style-name="T21">1</text:span><text:span text:style-name="T16">, <text:s text:c="3"/></text:span>0 &lt; r<text:span text:style-name="T17">1</text:span> &lt; b</text:p>
      <text:p text:style-name="P36"><text:span text:style-name="T25">b = r</text:span><text:span text:style-name="T19">1</text:span><text:span text:style-name="T25">q</text:span><text:span text:style-name="T19">2</text:span><text:span text:style-name="T25"> + r</text:span><text:span text:style-name="T19">2</text:span><text:span text:style-name="T25">, <text:s text:c="3"/>0 &lt; r</text:span><text:span text:style-name="T21">2</text:span><text:span text:style-name="T28"> &lt; r</text:span><text:span text:style-name="T21">1</text:span></text:p>
      <text:p text:style-name="P39">r<text:span text:style-name="T23">2</text:span> = r<text:span text:style-name="T23">1</text:span>q<text:span text:style-name="T17">3</text:span></text:p>
      <text:p text:style-name="P37"><text:soft-page-break/>Докажем сначала, что <text:span text:style-name="T31">r</text:span><text:span text:style-name="T24">2</text:span><text:span text:style-name="T31"> является общим делителем чисел a и b, после чего покажем, что r</text:span><text:span text:style-name="T24">2</text:span><text:span text:style-name="T31"> не просто делитель, а наибольший общий делитель чисел a и b.</text:span></text:p>
      <text:p text:style-name="P38">Будем двигаться по записанным равенствам снизу вверх. Из последнего равенства можно сказать, что <text:span text:style-name="T30">r</text:span><text:span text:style-name="T23">2</text:span><text:span text:style-name="T30"> делится на r</text:span><text:span text:style-name="T23">1</text:span><text:span text:style-name="T30"> нацело. Учитывая этот факт, а также предыдущее свойство н.о.д., можно утверждать, что b делится на r</text:span><text:span text:style-name="T24">2</text:span><text:span text:style-name="T31"> нацело, а из первого равенства получаем, что a делится на r</text:span><text:span text:style-name="T22">2</text:span><text:span text:style-name="T29"> нацело. Следовательно, r</text:span><text:span text:style-name="T22">2</text:span><text:span text:style-name="T29"> является общим делителем чисел a и b.</text:span></text:p>
      <text:p text:style-name="P40">Осталось доказать, что r<text:span text:style-name="T17">2</text:span> = НОД(a, b). Для этого достаточно показать, что любой общий делитель чисел a и b (обозначим его r<text:span text:style-name="T17">0</text:span>) делит r<text:span text:style-name="T17">2</text:span>.</text:p>
      <text:p text:style-name="P40">Будем двигаться по исходным равенствам сверху вниз. В силу предыдущего свойства из первого равенства следует, что r<text:span text:style-name="T17">1</text:span> делится на r<text:span text:style-name="T17">0</text:span>. Тогда из второго равенства получаем, что r<text:span text:style-name="T17">2</text:span> делится на r<text:span text:style-name="T17">0</text:span>. Из последнего равенства получаем, что r<text:span text:style-name="T17">2</text:span> делится на r<text:span text:style-name="T17">0</text:span>. Таким образом, r<text:span text:style-name="T17">2</text:span> <text:span text:style-name="T32">= НОД(a, b).</text:span></text:p>
      <text:p text:style-name="P36"/>
      <text:p text:style-name="P34">Если же осуществляется вторая возможность, то получим результат деления</text:p>
      <text:p text:style-name="P33">r<text:span text:style-name="T17">1</text:span> = r<text:span text:style-name="T17">2</text:span>q<text:span text:style-name="T17">3</text:span> + r<text:span text:style-name="T17">3</text:span>, <text:s text:c="3"/>r<text:span text:style-name="T17">3</text:span> &lt; r<text:span text:style-name="T17">2</text:span>,</text:p>
      <text:p text:style-name="P34">и вновь будем делить r<text:span text:style-name="T17">2</text:span> на r<text:span text:style-name="T17">3</text:span>. Процесс обязательно закончится на некотором шаге: числа b, r<text:span text:style-name="T17">1</text:span>, r<text:span text:style-name="T17">2</text:span>, … последовательно уменьшаются, и либо одно из них, не равное единице, окажется делителем предыдущего (оно и будет н.о.д. чисел a, b), либо цепочка чисел b &gt; r<text:span text:style-name="T17">1</text:span> &gt; r<text:span text:style-name="T17">2</text:span> &gt; … закончится единицей. В этом случае н.о.д. чисел a, b равен единице, числа a, b взаимно просты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Cuprum-Regular" svg:font-family="Cuprum-Regular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9-01-28T22:26:55.090826220</meta:creation-date>
    <meta:generator>LibreOffice/6.1.1.2$MacOSX_X86_64 LibreOffice_project/5d19a1bfa650b796764388cd8b33a5af1f5baa1b</meta:generator>
    <dc:date>2019-02-16T15:44:57.828061462</dc:date>
    <dc:creator>Игорь </dc:creator>
    <meta:editing-duration>PT1H51M18S</meta:editing-duration>
    <meta:editing-cycles>23</meta:editing-cycles>
    <meta:document-statistic meta:table-count="0" meta:image-count="0" meta:object-count="11" meta:page-count="3" meta:paragraph-count="64" meta:word-count="948" meta:character-count="5067" meta:non-whitespace-character-count="4038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n(n+1)(2n+1)} over {6}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7</mn>
              </mrow>
              <mrow>
                <mi>k</mi>
                <mo stretchy="false">+</mo>
                <mn>6</mn>
              </mrow>
            </mrow>
          </mrow>
          <mo fence="true" stretchy="false">)</mo>
        </mrow>
      </mrow>
      <mn>6</mn>
    </mfrac>
    <annotation encoding="StarMath 5.0">{(k+1)(2k^2+7k+6)} over {6}</annotation>
  </semantics>
</math>
</file>

<file path=Object 11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2/content.xml><?xml version="1.0" encoding="utf-8"?>
<math xmlns="http://www.w3.org/1998/Math/MathML" display="block">
  <semantics>
    <mfrac>
      <mrow>
        <mn>1</mn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∗</mo>
                <mn>1</mn>
              </mrow>
              <mo stretchy="false">+</mo>
              <mn>1</mn>
            </mrow>
          </mrow>
          <mo fence="true" stretchy="false">)</mo>
        </mrow>
      </mrow>
      <mn>6</mn>
    </mfrac>
    <annotation encoding="StarMath 5.0">{1(1+1)(2*1+1)} over {6} </annotation>
  </semantics>
</math>
</file>

<file path=Object 3/content.xml><?xml version="1.0" encoding="utf-8"?>
<math xmlns="http://www.w3.org/1998/Math/MathML" display="block">
  <semantics>
    <mfrac>
      <mrow>
        <mn>1</mn>
        <mo stretchy="false">∗</mo>
        <mn>2</mn>
        <mo stretchy="false">∗</mo>
        <mn>3</mn>
      </mrow>
      <mn>6</mn>
    </mfrac>
    <annotation encoding="StarMath 5.0">{1*2*3} over {6} </annotation>
  </semantics>
</math>
</file>

<file path=Object 4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(k+1)((k+1)+1)(2(k+1)+1)} over {6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7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8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o stretchy="false">+</mo>
          <mn>6</mn>
        </mrow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  <mn>6</mn>
    </mfrac>
    <annotation encoding="StarMath 5.0">{k(k+1)(2k+1) + 6(k+1)^2} over {6}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[</mo>
          <mrow>
            <mrow>
              <mi>k</mi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n>6</mn>
              </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n>6</mn>
    </mfrac>
    <annotation encoding="StarMath 5.0">{(k+1)[k(2k+1)+6(k+1)]} over {6}</annotation>
  </semantics>
</math>
</file>